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well" svg:font-family="Rockwel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67936b" draw:fill="solid" draw:fill-color="#d0e0d0" draw:textarea-horizontal-align="center" draw:textarea-vertical-align="bottom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" style:family="graphic" style:parent-style-name="standard" style:list-style-name="L2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3" style:family="graphic" style:parent-style-name="standard" style:list-style-name="L2">
      <style:graphic-properties draw:stroke="solid" svg:stroke-width="0.026cm" svg:stroke-color="#67936b" draw:fill="solid" draw:fill-color="#37543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4" style:family="graphic" style:parent-style-name="standard" style:list-style-name="L2">
      <style:graphic-properties draw:stroke="solid" svg:stroke-width="0.026cm" svg:stroke-color="#67936b" draw:fill="solid" draw:fill-color="#37543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5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6" style:family="graphic" style:parent-style-name="standard" style:list-style-name="L2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7" style:family="graphic" style:parent-style-name="standard" style:list-style-name="L2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8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9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0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1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2" style:family="graphic" style:parent-style-name="standard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3" style:family="graphic" style:parent-style-name="standard" style:list-style-name="L2">
      <style:graphic-properties draw:stroke="solid" svg:stroke-width="0.026cm" svg:stroke-color="#67936b" draw:fill="solid" draw:fill-color="#37543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4" style:family="graphic" style:parent-style-name="standard" style:list-style-name="L1">
      <style:graphic-properties draw:stroke="solid" svg:stroke-width="0.026cm" svg:stroke-color="#67936b" draw:fill="solid" draw:fill-color="#d0e0d0" draw:textarea-horizontal-align="center" draw:textarea-vertical-align="bottom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5" style:family="graphic" style:parent-style-name="standard" style:list-style-name="L2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6" style:family="graphic" style:parent-style-name="standard" style:list-style-name="L2">
      <style:graphic-properties draw:stroke="solid" svg:stroke-width="0.026cm" svg:stroke-color="#67936b" draw:fill="solid" draw:fill-color="#37543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7" style:family="graphic" style:parent-style-name="standard" style:list-style-name="L2">
      <style:graphic-properties draw:stroke="solid" svg:stroke-width="0.026cm" svg:stroke-color="#67936b" draw:fill="solid" draw:fill-color="#37543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8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19" style:family="graphic" style:parent-style-name="standard" style:list-style-name="L2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0" style:family="graphic" style:parent-style-name="standard" style:list-style-name="L2">
      <style:graphic-properties draw:stroke="solid" svg:stroke-width="0.026cm" svg:stroke-color="#67936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1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2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3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4" style:family="graphic" style:parent-style-name="standard" style:list-style-name="L2">
      <style:graphic-properties draw:stroke="solid" svg:stroke-width="0.026cm" svg:stroke-color="#67936b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5" style:family="graphic" style:parent-style-name="standard" style:list-style-name="L2">
      <style:graphic-properties draw:stroke="solid" svg:stroke-width="0.026cm" svg:stroke-color="#67936b" draw:fill="solid" draw:fill-color="#375439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74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504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8pt" style:font-size-complex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8pt" style:font-size-complex="18pt" fo:hyphenate="false"/>
    </style:style>
    <style:style style:name="P3" style:family="paragraph">
      <style:paragraph-properties fo:text-align="start" style:font-independent-line-spacing="true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P6" style:family="paragraph"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2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2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6pt" style:font-size-asian="18pt" style:font-size-complex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ckwel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ckwel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ckwel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ckwel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ckwel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ckwell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4">
          <draw:custom-shape draw:name="Rounded Rectangle 20" draw:style-name="gr1" draw:text-style-name="P2" draw:layer="layout" svg:width="20.137cm" svg:height="9.096cm" svg:x="1.209cm" svg:y="7.349cm">
            <text:p text:style-name="P1"><text:span text:style-name="T1">RACHE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3" draw:style-name="gr2" draw:text-style-name="P2" draw:layer="layout" svg:width="4.745cm" svg:height="1.503cm" svg:x="6.485cm" svg:y="10.584cm">
            <text:p text:style-name="P1"><text:span text:style-name="T2">Khan Academ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" draw:style-name="gr3" draw:text-style-name="P2" draw:layer="layout" svg:width="4.71cm" svg:height="1.503cm" svg:x="6.52cm" svg:y="8.326cm">
            <text:p text:style-name="P1"><text:span text:style-name="T2">KA-Lit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6" draw:style-name="gr4" draw:text-style-name="P2" draw:layer="layout" svg:width="4.861cm" svg:height="1.503cm" svg:x="1.623cm" svg:y="8.326cm">
            <text:p text:style-name="P1"><text:span text:style-name="T2">Kiwi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7" draw:style-name="gr5" draw:text-style-name="P2" draw:layer="layout" svg:width="4.027cm" svg:height="1.503cm" draw:transform="rotate (1.5707963267949) translate (11.876cm 14.612cm)">
            <text:p text:style-name="P1"><text:span text:style-name="T2">Hesperia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8" draw:style-name="gr6" draw:text-style-name="P2" draw:layer="layout" svg:width="4.466cm" svg:height="1.503cm" svg:x="1.659cm" svg:y="10.584cm">
            <text:p text:style-name="P1"><text:span text:style-name="T2">Wikipedia for Schoo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9" draw:style-name="gr7" draw:text-style-name="P2" draw:layer="layout" svg:width="4.505cm" svg:height="1.503cm" svg:x="1.659cm" svg:y="12.204cm">
            <text:p text:style-name="P1"><text:span text:style-name="T2">Wikipedi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8" draw:text-style-name="P2" draw:layer="layout" svg:width="4.027cm" svg:height="1.503cm" draw:transform="rotate (1.5707963267949) translate (13.427cm 14.612cm)">
            <text:p text:style-name="P1"><text:span text:style-name="T2">MedLine+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4" draw:style-name="gr9" draw:text-style-name="P2" draw:layer="layout" svg:width="4.027cm" svg:height="1.503cm" draw:transform="rotate (1.5707963267949) translate (14.988cm 14.612cm)">
            <text:p text:style-name="P1"><text:span text:style-name="T2">CK-1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5" draw:style-name="gr10" draw:text-style-name="P2" draw:layer="layout" svg:width="4.027cm" svg:height="1.503cm" draw:transform="rotate (1.5707963267949) translate (18.089cm 14.612cm)">
            <text:p text:style-name="P1"><text:span text:style-name="T2">Great Books of the worl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6" draw:style-name="gr11" draw:text-style-name="P2" draw:layer="layout" svg:width="4.027cm" svg:height="1.503cm" draw:transform="rotate (1.5707963267949) translate (16.539cm 14.612cm)">
            <text:p text:style-name="P1"><text:span text:style-name="T2">Practical Answ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17" draw:style-name="gr12" draw:text-style-name="P3" draw:layer="layout" svg:width="0.357cm" svg:height="0.321cm" svg:x="19.737cm" svg:y="12.49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2" draw:text-style-name="P3" draw:layer="layout" svg:width="0.357cm" svg:height="0.321cm" svg:x="20.212cm" svg:y="12.49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2" draw:text-style-name="P3" draw:layer="layout" svg:width="0.356cm" svg:height="0.321cm" svg:x="20.688cm" svg:y="12.49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ounded Rectangle 21" draw:style-name="gr13" draw:text-style-name="P2" draw:layer="layout" svg:width="7.667cm" svg:height="1.503cm" svg:x="11.866cm" svg:y="8.326cm">
            <text:p text:style-name="P1"><text:span text:style-name="T2">Apache/ngin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24">
          <draw:custom-shape draw:name="Rounded Rectangle 20" draw:style-name="gr14" draw:text-style-name="P5" draw:layer="layout" svg:width="21.955cm" svg:height="9.531cm" svg:x="1.116cm" svg:y="7.209cm">
            <text:p text:style-name="P4"><text:span text:style-name="T3">RACHE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3" draw:style-name="gr15" draw:text-style-name="P5" draw:layer="layout" svg:width="5.742cm" svg:height="1.575cm" svg:x="6.644cm" svg:y="10.599cm">
            <text:p text:style-name="P4"><text:span text:style-name="T4">Khan Academ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" draw:style-name="gr16" draw:text-style-name="P5" draw:layer="layout" svg:width="5.742cm" svg:height="1.575cm" svg:x="6.681cm" svg:y="8.233cm">
            <text:p text:style-name="P4"><text:span text:style-name="T4">KA-Lit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6" draw:style-name="gr17" draw:text-style-name="P5" draw:layer="layout" svg:width="5.093cm" svg:height="1.575cm" svg:x="1.55cm" svg:y="8.233cm">
            <text:p text:style-name="P4"><text:span text:style-name="T4">Kiwi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7" draw:style-name="gr18" draw:text-style-name="P5" draw:layer="layout" svg:width="4.219cm" svg:height="1.575cm" draw:transform="rotate (1.5707963267949) translate (12.593cm 14.819cm)">
            <text:p text:style-name="P4"><text:span text:style-name="T5">Hesperia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8" draw:style-name="gr19" draw:text-style-name="P5" draw:layer="layout" svg:width="4.68cm" svg:height="1.575cm" svg:x="1.587cm" svg:y="10.599cm">
            <text:p text:style-name="P4"><text:span text:style-name="T4">Wikipedia for School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9" draw:style-name="gr20" draw:text-style-name="P5" draw:layer="layout" svg:width="4.721cm" svg:height="1.575cm" svg:x="1.587cm" svg:y="12.296cm">
            <text:p text:style-name="P4"><text:span text:style-name="T4">Wikipedi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21" draw:text-style-name="P5" draw:layer="layout" svg:width="4.219cm" svg:height="1.575cm" draw:transform="rotate (1.5707963267949) translate (14.218cm 14.819cm)">
            <text:p text:style-name="P4"><text:span text:style-name="T5">MedLine+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4" draw:style-name="gr22" draw:text-style-name="P5" draw:layer="layout" svg:width="4.219cm" svg:height="1.575cm" draw:transform="rotate (1.5707963267949) translate (15.854cm 14.819cm)">
            <text:p text:style-name="P4"><text:span text:style-name="T5">CK-1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5" draw:style-name="gr23" draw:text-style-name="P5" draw:layer="layout" svg:width="4.219cm" svg:height="1.575cm" draw:transform="rotate (1.5707963267949) translate (19.103cm 14.819cm)">
            <text:p text:style-name="P4"><text:span text:style-name="T5">Books of the worl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6" draw:style-name="gr24" draw:text-style-name="P5" draw:layer="layout" svg:width="4.219cm" svg:height="1.575cm" draw:transform="rotate (1.5707963267949) translate (17.479cm 14.819cm)">
            <text:p text:style-name="P4"><text:span text:style-name="T5">Practical Answ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17" draw:style-name="gr12" draw:text-style-name="P6" draw:layer="layout" svg:width="0.374cm" svg:height="0.337cm" svg:x="20.83cm" svg:y="12.6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2" draw:text-style-name="P6" draw:layer="layout" svg:width="0.374cm" svg:height="0.337cm" svg:x="21.328cm" svg:y="12.6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2" draw:text-style-name="P6" draw:layer="layout" svg:width="0.374cm" svg:height="0.337cm" svg:x="21.826cm" svg:y="12.6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ounded Rectangle 21" draw:style-name="gr25" draw:text-style-name="P5" draw:layer="layout" svg:width="10.038cm" svg:height="1.575cm" svg:x="12.583cm" svg:y="8.233cm">
            <text:p text:style-name="P4"><text:span text:style-name="T4">Apache/ngin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2" draw:style-name="gr26" draw:text-style-name="P8" draw:layer="layout" svg:width="7.675cm" svg:height="1.992cm" draw:transform="rotate (1.5707963267949) translate (23.017cm 17.1cm)">
            <text:p text:style-name="P7"><text:span text:style-name="T6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27" draw:text-style-name="P8" draw:layer="layout" svg:width="5.114cm" svg:height="1.753cm" draw:transform="rotate (1.5707963267949) translate (22.947cm 11.7cm)">
            <text:p text:style-name="P7"><text:span text:style-name="T6">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28" draw:text-style-name="P10" draw:layer="layout" svg:width="6.059cm" svg:height="1.013cm" svg:x="9.241cm" svg:y="16.987cm">
          <text:p text:style-name="P9"><text:span text:style-name="T7">open-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ckwell" svg:font-family="Rockwel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4f8a55" draw:end-color="#82b686" draw:start-intensity="100%" draw:end-intensity="100%" draw:angle="1800" draw:border="0%"/>
    <draw:gradient draw:name="Gradient_20_3" draw:display-name="Gradient 3" draw:style="linear" draw:start-color="#4f8a55" draw:end-color="#82b686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ff950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4:24:08.343856539</meta:creation-date>
    <dc:date>2015-05-19T21:46:46.444233725</dc:date>
    <meta:editing-duration>PT1H46M44S</meta:editing-duration>
    <meta:editing-cycles>1</meta:editing-cycles>
    <meta:document-statistic meta:object-count="35"/>
    <meta:generator>LibreOffice/4.2.7.2$Linux_X86_64 LibreOffice_project/420m0$Build-2</meta:generator>
  </office:meta>
</office:document-meta>
</file>